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C00000109844DE86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STIX" svg:font-family="STIX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4cm" fo:min-width="9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Bitstream Charter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P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STIX" fo:font-size="32pt" style:font-size-asian="32pt" style:font-size-complex="3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Bitstream Charter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fo:font-size="14pt" fo:font-style="normal" style:font-size-asian="14pt" style:font-style-asian="normal" style:font-size-complex="14pt" style:font-style-complex="normal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ff"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font-name="STIX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cm" svg:height="1.191cm" svg:x="3.8cm" svg:y="1.109cm">
          <draw:text-box>
            <text:p text:style-name="P1"><text:span text:style-name="T1">Sombrero Software</text:span></text:p>
          </draw:text-box>
        </draw:frame>
        <draw:frame draw:style-name="gr2" draw:text-style-name="P3" draw:layer="layout" svg:width="17cm" svg:height="0.806cm" svg:x="2cm" svg:y="27.8cm">
          <draw:text-box>
            <text:p text:style-name="P1"><text:span text:style-name="T2"><text:a xlink:href="mailto:postmaster@sombrerosoft.com" xlink:type="simple">postmaster@sombrerosoft.com</text:a></text:span><text:span text:style-name="T2"> 38 Dubious Street</text:span><text:span text:style-name="T3"> </text:span><text:span text:style-name="T4">Dublin 4 Co. Dublin</text:span></text:p>
          </draw:text-box>
        </draw:frame>
        <draw:frame draw:style-name="gr3" draw:text-style-name="P1" draw:layer="layout" svg:width="5.9cm" svg:height="3.4cm" svg:x="1cm" svg:y="1.1cm">
          <draw:image xlink:href="Pictures/10000201000001BC00000109844DE866.png" xlink:type="simple" xlink:show="embed" xlink:actuate="onLoad">
            <text:p/>
          </draw:image>
        </draw:frame>
        <draw:line draw:style-name="gr4" draw:text-style-name="P1" draw:layer="layout" svg:x1="6.3cm" svg:y1="2cm" svg:x2="20cm" svg:y2="2cm">
          <text:p/>
        </draw:line>
        <draw:frame draw:style-name="gr5" draw:text-style-name="P4" draw:layer="layout" svg:width="4.477cm" svg:height="1.916cm" svg:x="15.5cm" svg:y="2.084cm">
          <draw:text-box>
            <text:p><text:span text:style-name="T4">38 Dubious Street</text:span></text:p>
            <text:p><text:span text:style-name="T4">Dublin 4</text:span></text:p>
            <text:p><text:span text:style-name="T4">Co. Dublin</text:span></text:p>
          </draw:text-box>
        </draw:frame>
      </draw:page>
      <draw:page draw:name="page2" draw:style-name="dp1" draw:master-page-name="Default">
        <draw:frame draw:style-name="gr2" draw:text-style-name="P3" draw:layer="layout" svg:width="8cm" svg:height="2.147cm" svg:x="5.6cm" svg:y="20.853cm">
          <draw:text-box>
            <text:p text:style-name="P1"><text:span text:style-name="T5"><text:a xlink:href="mailto:postmaster@sombrerosoft.com" xlink:type="simple">postmaster@sombrerosoft.com</text:a></text:span></text:p>
            <text:p text:style-name="P1"><text:span text:style-name="T6">38 Dubious Street</text:span></text:p>
            <text:p text:style-name="P1"><text:span text:style-name="T6">Dublin 4</text:span></text:p>
            <text:p text:style-name="P1"><text:span text:style-name="T6">Co. Dublin</text:span></text:p>
          </draw:text-box>
        </draw:frame>
        <draw:custom-shape draw:style-name="gr6" draw:text-style-name="P1" draw:layer="layout" svg:width="21cm" svg:height="9cm" svg:x="0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6" draw:layer="layout" svg:width="10cm" svg:height="1.974cm" svg:x="10.9cm" svg:y="10.1cm">
          <draw:text-box>
            <text:p text:style-name="P5"><text:span text:style-name="T7">With Compliments</text:span></text:p>
          </draw:text-box>
        </draw:frame>
        <draw:frame draw:style-name="gr8" draw:text-style-name="P8" draw:layer="layout" svg:width="7.6cm" svg:height="3.026cm" svg:x="7cm" svg:y="7.1cm">
          <draw:text-box>
            <text:p text:style-name="P7"><text:span text:style-name="T2"><text:a xlink:href="mailto:postmaster@sombrerosoft.com" xlink:type="simple">postmaster@sombrerosoft.com</text:a></text:span></text:p>
            <text:p text:style-name="P7"><text:span text:style-name="T2">38 Dubious Street</text:span></text:p>
            <text:p text:style-name="P7"><text:span text:style-name="T2">Dublin 4</text:span></text:p>
            <text:p text:style-name="P7"><text:span text:style-name="T2">Co. Dublin</text:span></text:p>
            <text:p text:style-name="P7"><text:span text:style-name="T2">Phone: 08599999</text:span></text:p>
          </draw:text-box>
        </draw:frame>
        <draw:rect draw:style-name="gr9" draw:text-style-name="P1" draw:layer="layout" svg:width="9cm" svg:height="5cm" svg:x="5cm" svg:y="18cm">
          <text:p/>
        </draw:rect>
        <draw:frame draw:style-name="gr3" draw:text-style-name="P1" draw:layer="layout" svg:width="5.9cm" svg:height="3.4cm" svg:x="1.1cm" svg:y="7.1cm">
          <draw:image xlink:href="Pictures/10000201000001BC00000109844DE866.png" xlink:type="simple" xlink:show="embed" xlink:actuate="onLoad">
            <text:p/>
          </draw:image>
        </draw:frame>
        <draw:frame draw:style-name="gr3" draw:text-style-name="P1" draw:layer="layout" svg:width="4.9cm" svg:height="2.9cm" svg:x="7.1cm" svg:y="18.1cm">
          <draw:image xlink:href="Pictures/10000201000001BC00000109844DE866.png" xlink:type="simple" xlink:show="embed" xlink:actuate="onLoad">
            <text:p/>
          </draw:image>
        </draw:frame>
        <draw:line draw:style-name="gr4" draw:text-style-name="P1" draw:layer="layout" svg:x1="0cm" svg:y1="11cm" svg:x2="11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STIX" svg:font-family="STIX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E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Ray</meta:initial-creator>
    <meta:creation-date>2013-09-17T12:18:16</meta:creation-date>
    <dc:date>2013-11-05T10:56:30.965397163</dc:date>
    <meta:editing-duration>PT5M19S</meta:editing-duration>
    <meta:editing-cycles>3</meta:editing-cycles>
    <meta:generator>LibreOffice/4.1.3.2$Linux_X86_64 LibreOffice_project/410$Build-2</meta:generator>
    <meta:print-date>2013-11-05T10:53:44.053350011</meta:print-date>
    <meta:document-statistic meta:object-count="13"/>
  </office:meta>
</office:document-meta>
</file>